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The Author</text:p>
      <text:p text:style-name="Date">23 February 2019</text:p>
      <text:p text:style-name="Text_20_body">This is some text before a section. It shouldn’t be indented. Each section should start on a new page (but subsections shouldn’t).</text:p>
      <text:h text:style-name="Heading_20_1" text:outline-level="1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2" text:outline-level="2"><text:bookmark-start text:name="subsection"/>Subsection<text:bookmark-end text:name="subsection"/></text:h>
      <text:p text:style-name="First_20_paragraph">Test text test text test text.</text:p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1" text:outline-level="1"><text:bookmark-start text:name="this-is-a-second-section"/>This is a second section<text:bookmark-end text:name="this-is-a-second-section"/></text:h>
      <text:p text:style-name="First_20_paragraph">And this is <text:span text:style-name="T1">even more italic text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The Title</dc:title>
    <dc:description/>
    <dc:subject>Version: reproducible</dc:subject>
    <meta:keyword/>
    <dc:language>en-GB</dc:language>
    <meta:initial-creator>The Author</meta:initial-creator>
    <dc:creator>The Author</dc:creator>
    <meta:creation-date>2021-04-12T16:02:01Z</meta:creation-date>
    <dc:date>2021-04-12T16:02:01Z</dc:date>
    <meta:user-defined meta:name="date" meta:value-type="string">23 February 2019</meta:user-defined>
    <meta:user-defined meta:name="docversion" meta:value-type="string">reproducible</meta:user-defined>
    <meta:user-defined meta:name="identifier" meta:value-type="string"/>
    <meta:user-defined meta:name="source-md5" meta:value-type="string">2518a18c39cbd5e88b46c164d163e14a</meta:user-defined>
    <meta:user-defined meta:name="starts-with-text" meta:value-type="string">t</meta:user-defined>
    <meta:user-defined meta:name="wordcount" meta:value-type="string">241</meta:user-defined>
  </office:meta>
</office:document-meta>
</file>